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ackground-color="#008080"/>
    </style:style>
    <style:style style:name="ce5" style:family="table-cell" style:parent-style-name="Default" style:data-style-name="N0">
      <style:table-cell-properties fo:background-color="#C0C0C0"/>
    </style:style>
    <style:style style:name="ce6" style:family="table-cell" style:parent-style-name="Default" style:data-style-name="N0">
      <style:table-cell-properties fo:background-color="#E6E64C"/>
    </style:style>
    <style:style style:name="ce7" style:family="table-cell" style:parent-style-name="Default" style:data-style-name="N0">
      <style:table-cell-properties fo:background-color="#808019"/>
    </style:style>
    <style:style style:name="ce8" style:family="table-cell" style:parent-style-name="Default" style:data-style-name="N0">
      <style:table-cell-properties fo:background-color="#FF8080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ackground-color="#808000"/>
    </style:style>
    <style:style style:name="ce11" style:family="table-cell" style:parent-style-name="Default" style:data-style-name="N0">
      <style:table-cell-properties fo:background-color="#FF00FF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#008080"/>
    </style:style>
    <style:style style:name="ce14" style:family="table-cell" style:parent-style-name="Default" style:data-style-name="N37">
      <style:table-cell-properties fo:background-color="#C0C0C0"/>
    </style:style>
    <style:style style:name="ce15" style:family="table-cell" style:parent-style-name="Default" style:data-style-name="N37">
      <style:table-cell-properties fo:background-color="#E6E64C"/>
    </style:style>
    <style:style style:name="ce16" style:family="table-cell" style:parent-style-name="Default" style:data-style-name="N38">
      <style:table-cell-properties fo:background-color="#008000"/>
    </style:style>
    <style:style style:name="ce17" style:family="table-cell" style:parent-style-name="Default" style:data-style-name="N0">
      <style:table-cell-properties style:vertical-align="middle" fo:background-color="#808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808000" style:repeat-content="false"/>
      <style:paragraph-properties fo:text-align="center"/>
    </style:style>
    <style:style style:name="ce19" style:family="table-cell" style:parent-style-name="Default" style:data-style-name="N37">
      <style:table-cell-properties fo:background-color="#808019"/>
    </style:style>
    <style:style style:name="ce20" style:family="table-cell" style:parent-style-name="Default" style:data-style-name="N37">
      <style:table-cell-properties fo:background-color="#FF00FF"/>
    </style:style>
    <style:style style:name="co1" style:family="table-column">
      <style:table-column-properties fo:break-before="auto" style:column-width="3.47486111111111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98097222222222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16373" table:default-cell-style-name="ce1"/>
        <table:table-row table:style-name="ro1">
          <table:table-cell table:number-columns-repeated="2" table:style-name="ce17"/>
          <table:table-cell office:value-type="string" table:number-columns-spanned="4" table:number-rows-spanned="1" table:style-name="ce18">
            <text:p>Nazwa sklepu</text:p>
          </table:table-cell>
          <table:covered-table-cell table:number-columns-repeated="3"/>
          <table:table-cell table:number-columns-repeated="4" table:style-name="ce17"/>
          <table:table-cell table:number-columns-repeated="16374" table:style-name="ce1"/>
        </table:table-row>
        <table:table-row table:style-name="ro1">
          <table:table-cell office:value-type="string" table:style-name="ce17">
            <text:p>L.p.</text:p>
          </table:table-cell>
          <table:table-cell office:value-type="string" table:style-name="ce17">
            <text:p>Produkt</text:p>
          </table:table-cell>
          <table:table-cell office:value-type="string" table:style-name="ce17">
            <text:p>Gigant</text:p>
          </table:table-cell>
          <table:table-cell office:value-type="string" table:style-name="ce17">
            <text:p>Irys</text:p>
          </table:table-cell>
          <table:table-cell office:value-type="string" table:style-name="ce17">
            <text:p>Jaś i Małgosia</text:p>
          </table:table-cell>
          <table:table-cell office:value-type="string" table:style-name="ce17">
            <text:p>Wiarus</text:p>
          </table:table-cell>
          <table:table-cell table:style-name="ce17"/>
          <table:table-cell office:value-type="string" table:style-name="ce17">
            <text:p>Średnia</text:p>
          </table:table-cell>
          <table:table-cell office:value-type="string" table:style-name="ce17">
            <text:p>Minimalna</text:p>
          </table:table-cell>
          <table:table-cell office:value-type="string" table:style-name="ce17">
            <text:p>Maksymalna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6">
            <text:p>1.</text:p>
          </table:table-cell>
          <table:table-cell office:value-type="string" table:style-name="ce1">
            <text:p>chleb</text:p>
          </table:table-cell>
          <table:table-cell office:value-type="currency" office:value="2.4" table:style-name="ce12">
            <text:p>2,40 zł</text:p>
          </table:table-cell>
          <table:table-cell office:value-type="currency" office:value="2.42" table:style-name="ce12">
            <text:p>2,42 zł</text:p>
          </table:table-cell>
          <table:table-cell office:value-type="currency" office:value="2.2000000000000002" table:style-name="ce12">
            <text:p>2,20 zł</text:p>
          </table:table-cell>
          <table:table-cell office:value-type="currency" office:value="2.19" table:style-name="ce12">
            <text:p>2,19 zł</text:p>
          </table:table-cell>
          <table:table-cell table:style-name="ce3"/>
          <table:table-cell office:value-type="currency" office:value="2.3025000000000002" table:formula="of:=AVERAGE([.C3:.F3])" table:style-name="ce13">
            <text:p>2,30 zł</text:p>
          </table:table-cell>
          <table:table-cell office:value-type="currency" office:value="2.19" table:formula="of:=MIN([.C3:.F3])" table:style-name="ce14">
            <text:p>2,19 zł</text:p>
          </table:table-cell>
          <table:table-cell office:value-type="currency" office:value="2.42" table:formula="of:=MAX([.C3:.F3])" table:style-name="ce15">
            <text:p>2,42 zł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6">
            <text:p>2.</text:p>
          </table:table-cell>
          <table:table-cell office:value-type="string" table:style-name="ce1">
            <text:p>cukier</text:p>
          </table:table-cell>
          <table:table-cell office:value-type="currency" office:value="4.0999999999999996" table:style-name="ce12">
            <text:p>4,10 zł</text:p>
          </table:table-cell>
          <table:table-cell office:value-type="currency" office:value="3.9" table:style-name="ce12">
            <text:p>3,90 zł</text:p>
          </table:table-cell>
          <table:table-cell office:value-type="currency" office:value="4.2" table:style-name="ce12">
            <text:p>4,20 zł</text:p>
          </table:table-cell>
          <table:table-cell office:value-type="currency" office:value="3.99" table:style-name="ce12">
            <text:p>3,99 zł</text:p>
          </table:table-cell>
          <table:table-cell table:style-name="ce3"/>
          <table:table-cell office:value-type="currency" office:value="4.0474999999999994" table:formula="of:=AVERAGE([.C4:.F4])" table:style-name="ce13">
            <text:p>4,05 zł</text:p>
          </table:table-cell>
          <table:table-cell office:value-type="currency" office:value="3.9" table:formula="of:=MIN([.C4:.F4])" table:style-name="ce14">
            <text:p>3,90 zł</text:p>
          </table:table-cell>
          <table:table-cell office:value-type="currency" office:value="4.2" table:formula="of:=MAX([.C4:.F4])" table:style-name="ce15">
            <text:p>4,20 zł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6">
            <text:p>3.</text:p>
          </table:table-cell>
          <table:table-cell office:value-type="string" table:style-name="ce1">
            <text:p>jabłka (kg)</text:p>
          </table:table-cell>
          <table:table-cell office:value-type="currency" office:value="2.2000000000000002" table:style-name="ce12">
            <text:p>2,20 zł</text:p>
          </table:table-cell>
          <table:table-cell office:value-type="currency" office:value="2" table:style-name="ce12">
            <text:p>2,00 zł</text:p>
          </table:table-cell>
          <table:table-cell office:value-type="currency" office:value="1.9" table:style-name="ce12">
            <text:p>1,90 zł</text:p>
          </table:table-cell>
          <table:table-cell office:value-type="currency" office:value="2" table:style-name="ce12">
            <text:p>2,00 zł</text:p>
          </table:table-cell>
          <table:table-cell table:style-name="ce3"/>
          <table:table-cell office:value-type="currency" office:value="2.0249999999999999" table:formula="of:=AVERAGE([.C5:.F5])" table:style-name="ce13">
            <text:p>2,03 zł</text:p>
          </table:table-cell>
          <table:table-cell office:value-type="currency" office:value="1.9" table:formula="of:=MIN([.C5:.F5])" table:style-name="ce14">
            <text:p>1,90 zł</text:p>
          </table:table-cell>
          <table:table-cell office:value-type="currency" office:value="2.2000000000000002" table:formula="of:=MAX([.C5:.F5])" table:style-name="ce15">
            <text:p>2,20 zł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6">
            <text:p>4.</text:p>
          </table:table-cell>
          <table:table-cell office:value-type="string" table:style-name="ce1">
            <text:p>mąka</text:p>
          </table:table-cell>
          <table:table-cell office:value-type="currency" office:value="3.2" table:style-name="ce12">
            <text:p>3,20 zł</text:p>
          </table:table-cell>
          <table:table-cell office:value-type="currency" office:value="3.25" table:style-name="ce12">
            <text:p>3,25 zł</text:p>
          </table:table-cell>
          <table:table-cell office:value-type="currency" office:value="3.2" table:style-name="ce12">
            <text:p>3,20 zł</text:p>
          </table:table-cell>
          <table:table-cell office:value-type="currency" office:value="3.15" table:style-name="ce12">
            <text:p>3,15 zł</text:p>
          </table:table-cell>
          <table:table-cell table:style-name="ce3"/>
          <table:table-cell office:value-type="currency" office:value="3.2" table:formula="of:=AVERAGE([.C6:.F6])" table:style-name="ce13">
            <text:p>3,20 zł</text:p>
          </table:table-cell>
          <table:table-cell office:value-type="currency" office:value="3.15" table:formula="of:=MIN([.C6:.F6])" table:style-name="ce14">
            <text:p>3,15 zł</text:p>
          </table:table-cell>
          <table:table-cell office:value-type="currency" office:value="3.25" table:formula="of:=MAX([.C6:.F6])" table:style-name="ce15">
            <text:p>3,25 zł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6">
            <text:p>5.</text:p>
          </table:table-cell>
          <table:table-cell office:value-type="string" table:style-name="ce1">
            <text:p>mleko</text:p>
          </table:table-cell>
          <table:table-cell office:value-type="currency" office:value="3.5" table:style-name="ce12">
            <text:p>3,50 zł</text:p>
          </table:table-cell>
          <table:table-cell office:value-type="currency" office:value="3.4" table:style-name="ce12">
            <text:p>3,40 zł</text:p>
          </table:table-cell>
          <table:table-cell office:value-type="currency" office:value="3.6" table:style-name="ce12">
            <text:p>3,60 zł</text:p>
          </table:table-cell>
          <table:table-cell office:value-type="currency" office:value="3.2" table:style-name="ce12">
            <text:p>3,20 zł</text:p>
          </table:table-cell>
          <table:table-cell table:style-name="ce3"/>
          <table:table-cell office:value-type="currency" office:value="3.4249999999999998" table:formula="of:=AVERAGE([.C7:.F7])" table:style-name="ce13">
            <text:p>3,43 zł</text:p>
          </table:table-cell>
          <table:table-cell office:value-type="currency" office:value="3.2" table:formula="of:=MIN([.C7:.F7])" table:style-name="ce14">
            <text:p>3,20 zł</text:p>
          </table:table-cell>
          <table:table-cell office:value-type="currency" office:value="3.6" table:formula="of:=MAX([.C7:.F7])" table:style-name="ce15">
            <text:p>3,60 zł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6">
            <text:p>6.</text:p>
          </table:table-cell>
          <table:table-cell office:value-type="string" table:style-name="ce1">
            <text:p>pomidory (kg)</text:p>
          </table:table-cell>
          <table:table-cell office:value-type="currency" office:value="8" table:style-name="ce12">
            <text:p>8,00 zł</text:p>
          </table:table-cell>
          <table:table-cell office:value-type="currency" office:value="9" table:style-name="ce12">
            <text:p>9,00 zł</text:p>
          </table:table-cell>
          <table:table-cell office:value-type="currency" office:value="8.5" table:style-name="ce12">
            <text:p>8,50 zł</text:p>
          </table:table-cell>
          <table:table-cell office:value-type="currency" office:value="7" table:style-name="ce12">
            <text:p>7,00 zł</text:p>
          </table:table-cell>
          <table:table-cell table:style-name="ce3"/>
          <table:table-cell office:value-type="currency" office:value="8.125" table:formula="of:=AVERAGE([.C8:.F8])" table:style-name="ce13">
            <text:p>8,13 zł</text:p>
          </table:table-cell>
          <table:table-cell office:value-type="currency" office:value="7" table:formula="of:=MIN([.C8:.F8])" table:style-name="ce14">
            <text:p>7,00 zł</text:p>
          </table:table-cell>
          <table:table-cell office:value-type="currency" office:value="9" table:formula="of:=MAX([.C8:.F8])" table:style-name="ce15">
            <text:p>9,00 zł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a</text:p>
          </table:table-cell>
          <table:table-cell table:style-name="ce1"/>
          <table:table-cell office:value-type="currency" office:value="23.4" table:formula="of:= SUM([.C3:.C8])" table:style-name="ce19">
            <text:p>23,40 zł</text:p>
          </table:table-cell>
          <table:table-cell office:value-type="currency" office:value="23.97" table:formula="of:= SUM([.D3:.D8])" table:style-name="ce19">
            <text:p>23,97 zł</text:p>
          </table:table-cell>
          <table:table-cell office:value-type="currency" office:value="23.6" table:formula="of:= SUM([.E3:.E8])" table:style-name="ce19">
            <text:p>23,60 zł</text:p>
          </table:table-cell>
          <table:table-cell office:value-type="currency" office:value="21.53" table:formula="of:= SUM([.F3:.F8])" table:style-name="ce19">
            <text:p>21,53 zł</text:p>
          </table:table-cell>
          <table:table-cell table:style-name="ce1"/>
          <table:table-cell office:value-type="currency" office:value="23.125" table:formula="of:=SUM([.H3:.H8])" table:style-name="ce19">
            <text:p>23,13 zł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nie sklepy</text:p>
          </table:table-cell>
          <table:table-cell table:style-name="ce1"/>
          <table:table-cell office:value-type="string" office:string-value="DROGI" table:formula="of:=IF([.C10]&lt;[.$H$10]; &quot;TANI&quot;; &quot;DROGI&quot;)" table:style-name="ce8">
            <text:p>DROGI</text:p>
          </table:table-cell>
          <table:table-cell office:value-type="string" office:string-value="DROGI" table:formula="of:=IF([.D10]&lt;[.$H$10]; &quot;TANI&quot;; &quot;DROGI&quot;)" table:style-name="ce8">
            <text:p>DROGI</text:p>
          </table:table-cell>
          <table:table-cell office:value-type="string" office:string-value="DROGI" table:formula="of:=IF([.E10]&lt;[.$H$10]; &quot;TANI&quot;; &quot;DROGI&quot;)" table:style-name="ce8">
            <text:p>DROGI</text:p>
          </table:table-cell>
          <table:table-cell office:value-type="string" office:string-value="TANI" table:formula="of:=IF([.F10]&lt;[.$H$10]; &quot;TANI&quot;; &quot;DROGI&quot;)" table:style-name="ce8">
            <text:p>TANI</text:p>
          </table:table-cell>
          <table:table-cell office:value-type="float" office:value="1" table:formula="of:=COUNTIF([.C11:.F11]; &quot;TANI&quot;)" table:style-name="ce9">
            <text:p>1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szystkie komórki, w których wyświetlane są ceny sformatuj tak, by wyświetlane były dwa miejsca po przecinku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W kolumnie “Średnia” wstaw formuły obliczające średnie ceny każdego produktu (1 pkt)</text:p>
          </table:table-cell>
          <table:table-cell table:number-columns-repeated="10" table:style-name="ce4"/>
          <table:table-cell table:number-columns-repeated="16373"/>
        </table:table-row>
        <table:table-row table:style-name="ro1">
          <table:table-cell office:value-type="string" table:style-name="ce5">
            <text:p>W kolumnie “Minimalna” wstaw formuły obliczające minimalne ceny każdego produktu (1 pkt)</text:p>
          </table:table-cell>
          <table:table-cell table:number-columns-repeated="10" table:style-name="ce5"/>
          <table:table-cell table:number-columns-repeated="16373"/>
        </table:table-row>
        <table:table-row table:style-name="ro1">
          <table:table-cell office:value-type="string" table:style-name="ce6">
            <text:p>W kolumnie “Maksymalna” wstaw formuły obliczające maksymalne ceny każdego produktu (1 pkt)</text:p>
          </table:table-cell>
          <table:table-cell table:number-columns-repeated="10" table:style-name="ce6"/>
          <table:table-cell table:number-columns-repeated="16373"/>
        </table:table-row>
        <table:table-row table:style-name="ro1">
          <table:table-cell office:value-type="string" table:style-name="ce1">
            <text:p>Posortuj wiersze z produktami alfabetycznie (1 pk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Uzupełnij pierwszą kolumnę liczbami porządkowymi (1/2 pkt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10">
            <text:p>W komórkach nagłówka tabeli ustaw wyrównanie “do środka” (1/2 pkt)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7">
            <text:p>W wierszu “Suma” wpisz formułę obliczającą sumy cen z poszczególnych sklepów i sumę cen średnich (1,5 pkt)</text:p>
          </table:table-cell>
          <table:table-cell table:number-columns-repeated="10" table:style-name="ce7"/>
          <table:table-cell table:number-columns-repeated="16373"/>
        </table:table-row>
        <table:table-row table:style-name="ro1">
          <table:table-cell office:value-type="string" table:style-name="ce8">
            <text:p>W wierszu “Tanie sklepy” wpisz formułę, która wyświetli napis „TANI” jeżeli suma cen w danym sklepie jest mniejsza od sumy średnich cen i „DROGI” w przeciwnym przypadku (2 pkt)</text:p>
          </table:table-cell>
          <table:table-cell table:number-columns-repeated="10" table:style-name="ce8"/>
          <table:table-cell table:number-columns-repeated="16373"/>
        </table:table-row>
        <table:table-row table:style-name="ro1">
          <table:table-cell office:value-type="string" table:style-name="ce9">
            <text:p>Wpisz formułę obliczającą ile sklepów jest tanich (1 pkt)</text:p>
          </table:table-cell>
          <table:table-cell table:number-columns-repeated="10" table:style-name="ce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W poniższe pola wpisz formuły obliczające cenę zakupu 5 kg jabłek, dwóch chlebów i 2kg mąki</text:p>
          </table:table-cell>
          <table:table-cell table:number-columns-repeated="5" table:style-name="ce11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upując wszystko w Gigancie:</text:p>
          </table:table-cell>
          <table:table-cell table:number-columns-repeated="2" table:style-name="ce1"/>
          <table:table-cell office:value-type="currency" office:value="22.200000000000003" table:formula="of:=SUM(5*[.C5]+2*[.C3]+2*[.C6])" table:style-name="ce20">
            <text:p>22,20 zł</text:p>
          </table:table-cell>
          <table:table-cell office:value-type="string" table:style-name="ce1">
            <text:p>(1/2 pkt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upując po najniższych cenach (w różnych sklepach):</text:p>
          </table:table-cell>
          <table:table-cell table:number-columns-repeated="2" table:style-name="ce1"/>
          <table:table-cell office:value-type="currency" office:value="20.18" table:formula="of:=SUM(5*[.I5]+2*[.I3]+2*[.I6])" table:style-name="ce20">
            <text:p>20,18 zł</text:p>
          </table:table-cell>
          <table:table-cell office:value-type="string" table:style-name="ce1">
            <text:p>(1/2 pkt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upując po największych cenach (w różnych sklepach):</text:p>
          </table:table-cell>
          <table:table-cell table:number-columns-repeated="2" table:style-name="ce1"/>
          <table:table-cell office:value-type="currency" office:value="22.34" table:formula="of:=SUM(5*[.J5]+2*[.J3]+2*[.J6])" table:style-name="ce20">
            <text:p>22,34 zł</text:p>
          </table:table-cell>
          <table:table-cell office:value-type="string" table:style-name="ce1">
            <text:p>(1/2 pkt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(wykorzystaj kolumny “minimalna” i “maksymalna”</text:p>
          </table:table-cell>
          <table:table-cell table:number-columns-repeated="16383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Arkusz2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usz1.B3:Arkusz1.J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number:currency-style style:name="N37">
      <number:number number:decimal-places="2" number:min-integer-digits="1" number:grouping="true"/>
      <number:text> </number:text>
      <number:currency-symbol>zł</number:currency-symbol>
    </number:currency-style>
    <number:number-style style:name="N38">
      <number:number number:decimal-places="0" number:min-integer-digits="0">
        <number:embedded-text number:position="0">.</number:embedded-text>
      </number:number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Andrzej Nagórko</meta:initial-creator>
    <dc:creator>Piotr Nita-Jagielski</dc:creator>
    <meta:creation-date>2009-01-18T20:11:41Z</meta:creation-date>
    <dc:date>2020-11-18T12:42:23Z</dc:date>
    <meta:editing-cycles>2</meta:editing-cycles>
    <meta:editing-duration>PT826S</meta:editing-duration>
    <meta:user-defined meta:name="Informacja 1"/>
    <meta:user-defined meta:name="Informacja 2"/>
    <meta:user-defined meta:name="Informacja 3"/>
    <meta:user-defined meta:name="Informacja 4"/>
  </office:meta>
</office:document-meta>
</file>